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style:font-name="Verdana1"/>
    </style:style>
    <style:style style:name="T5" style:family="text">
      <style:text-properties style:font-name="Verdana1" fo:font-weight="bold"/>
    </style:style>
    <style:style style:name="T6" style:family="text">
      <style:text-properties style:font-name="Verdana1" fo:font-weight="bold" style:font-weight-asian="bold" style:font-weight-complex="bold"/>
    </style:style>
    <style:style style:name="T7" style:family="text">
      <style:text-properties style:font-name="Verdana1" fo:font-size="10pt"/>
    </style:style>
    <style:style style:name="T8" style:family="text">
      <style:text-properties style:font-name="Verdana1" fo:font-size="14pt"/>
    </style:style>
    <style:style style:name="T9" style:family="text">
      <style:text-properties style:font-name="Verdana1" fo:font-size="14pt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Whole Wheat Banana Pancakes</text:span><text:line-break/><text:line-break/><text:line-break/>2 ½ cups whole wheat pastry flour, freshly ground if possible<text:line-break/>2 T baking powder<text:line-break/>1 t. salt<text:line-break/>2 eggs<text:line-break/>2 cups milk, buttermilk or kefir <text:line-break/>¼ cup light olive oil<text:line-break/>1 cup mashed bananas (approx. 2 large bananas)<text:line-break/><text:line-break/>Mix dry ingredients together. Add milk, eggs, oil and bananas. Stir until blended. Bake on a medium hot to hot griddle until bubbles appear and the pancakes are nice and golden brow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30:37.14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75" meta:character-count="414"/>
  </office:meta>
</office:document-meta>
</file>